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40.41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245.5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17" table:default-cell-style-name="ce67"/>
        <table:table-column table:style-name="co3" table:number-columns-repeated="10" table:default-cell-style-name="ce67"/>
        <table:table-column table:style-name="co1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2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62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62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2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4:48:22.654899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3T20:18:12.438497134</dc:date>
    <meta:editing-duration>P53DT20H7M38S</meta:editing-duration>
    <meta:editing-cycles>988</meta:editing-cycles>
    <meta:document-statistic meta:table-count="5" meta:cell-count="470" meta:object-count="0"/>
  </office:meta>
</office:document-meta>
</file>